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7e39a" officeooo:paragraph-rsid="0017e39a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e39a" officeooo:paragraph-rsid="0017e39a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7e39a" officeooo:paragraph-rsid="0017e39a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7e39a" officeooo:paragraph-rsid="0017e39a" style:font-size-asian="14pt" style:font-weight-asian="bold" style:font-size-complex="16pt" style:font-weight-complex="bold"/>
    </style:style>
    <style:style style:name="P5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96b54" officeooo:paragraph-rsid="00196b54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96b54" officeooo:paragraph-rsid="00196b54" style:font-size-asian="14pt" style:font-weight-asian="bold" style:font-size-complex="16pt" style:font-weight-complex="bold"/>
    </style:style>
    <style:style style:name="P7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b1033" officeooo:paragraph-rsid="001b1033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ca6aa" officeooo:paragraph-rsid="001ca6aa" style:font-size-asian="14pt" style:font-weight-asian="bold" style:font-size-complex="16pt" style:font-weight-complex="bold"/>
    </style:style>
    <style:style style:name="P9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ca6aa" officeooo:paragraph-rsid="001ca6aa" style:font-size-asian="14pt" style:font-weight-asian="bold" style:font-size-complex="16pt" style:font-weight-complex="bold"/>
    </style:style>
    <style:style style:name="P10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cd7d4" officeooo:paragraph-rsid="001cd7d4" style:font-size-asian="14pt" style:font-weight-asian="bold" style:font-size-complex="16pt" style:font-weight-complex="bold"/>
    </style:style>
    <style:style style:name="P11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cd7d4" officeooo:paragraph-rsid="001cd7d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margin-left="0.9846in" fo:text-align="start" style:justify-single-word="false" fo:text-indent="0in" style:auto-text-indent="false"/>
      <style:text-properties fo:font-size="16pt" fo:font-weight="bold" officeooo:rsid="001dea1a" officeooo:paragraph-rsid="001dea1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dea1a" officeooo:paragraph-rsid="001dea1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dea1a" officeooo:paragraph-rsid="002144c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margin-left="1.4772in" fo:text-align="start" style:justify-single-word="false" fo:text-indent="0in" style:auto-text-indent="false"/>
      <style:text-properties fo:font-size="16pt" fo:font-weight="bold" officeooo:rsid="001dea1a" officeooo:paragraph-rsid="002144c8" style:font-size-asian="14pt" style:font-weight-asian="bold" style:font-size-complex="16pt" style:font-weight-complex="bold"/>
    </style:style>
    <style:style style:name="P16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201323" officeooo:paragraph-rsid="00201323" style:font-size-asian="14pt" style:font-weight-asian="bold" style:font-size-complex="16pt" style:font-weight-complex="bold"/>
    </style:style>
    <style:style style:name="P17" style:family="paragraph" style:parent-style-name="Standard">
      <style:paragraph-properties fo:margin-left="0.9846in" fo:text-align="start" style:justify-single-word="false" fo:text-indent="0in" style:auto-text-indent="false"/>
      <style:text-properties fo:font-size="16pt" fo:font-weight="bold" officeooo:rsid="00201323" officeooo:paragraph-rsid="002144c8" style:font-size-asian="14pt" style:font-weight-asian="bold" style:font-size-complex="16pt" style:font-weight-complex="bold"/>
    </style:style>
    <style:style style:name="P18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b1033" officeooo:paragraph-rsid="001b1033" style:font-size-asian="14pt" style:font-weight-asian="bold" style:font-size-complex="16pt" style:font-weight-complex="bold"/>
    </style:style>
    <style:style style:name="P19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b1033" officeooo:paragraph-rsid="001b1033" style:font-size-asian="14pt" style:font-weight-asian="bold" style:font-size-complex="16pt" style:font-weight-complex="bold"/>
    </style:style>
    <style:style style:name="P20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b1033" officeooo:paragraph-rsid="002144c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7e39a" officeooo:paragraph-rsid="0017e39a" style:font-size-asian="14pt" style:font-weight-asian="bold" style:font-size-complex="16pt" style:font-weight-complex="bold"/>
    </style:style>
    <style:style style:name="P22" style:family="paragraph" style:parent-style-name="Standard">
      <style:paragraph-properties fo:margin-left="0.9846in" fo:text-align="start" style:justify-single-word="false" fo:text-indent="0in" style:auto-text-indent="false"/>
      <style:text-properties fo:font-size="16pt" fo:font-weight="bold" officeooo:rsid="0017e39a" officeooo:paragraph-rsid="00201323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7e39a" officeooo:paragraph-rsid="002144c8" style:font-size-asian="14pt" style:font-weight-asian="bold" style:font-size-complex="16pt" style:font-weight-complex="bold"/>
    </style:style>
    <style:style style:name="P24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2144c8" officeooo:paragraph-rsid="002144c8" style:font-size-asian="14pt" style:font-weight-asian="bold" style:font-size-complex="16pt" style:font-weight-complex="bold"/>
    </style:style>
    <style:style style:name="P25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2144c8" officeooo:paragraph-rsid="002144c8" style:font-size-asian="14pt" style:font-weight-asian="bold" style:font-size-complex="16pt" style:font-weight-complex="bold"/>
    </style:style>
    <style:style style:name="T1" style:family="text">
      <style:text-properties officeooo:rsid="001aca64"/>
    </style:style>
    <style:style style:name="T2" style:family="text">
      <style:text-properties officeooo:rsid="001b1033"/>
    </style:style>
    <style:style style:name="T3" style:family="text">
      <style:text-properties fo:font-size="16pt" fo:font-weight="bold" officeooo:rsid="0017e39a" style:font-size-asian="14pt" style:font-weight-asian="bold" style:font-size-complex="16pt" style:font-weight-complex="bold"/>
    </style:style>
    <style:style style:name="T4" style:family="text">
      <style:text-properties officeooo:rsid="001ec15c"/>
    </style:style>
    <style:style style:name="T5" style:family="text">
      <style:text-properties officeooo:rsid="002004ca"/>
    </style:style>
    <style:style style:name="T6" style:family="text">
      <style:text-properties officeooo:rsid="00201323"/>
    </style:style>
    <style:style style:name="T7" style:family="text">
      <style:text-properties officeooo:rsid="001cd7d4"/>
    </style:style>
    <style:style style:name="T8" style:family="text">
      <style:text-properties officeooo:rsid="002144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Files</text:p>
      <text:p text:style-name="P23">I) Edu<text:span text:style-name="T6">cation</text:span>Managers:<text:span text:style-name="T7"> (folder)</text:span></text:p>
      <text:p text:style-name="P3">A) EduNavManager.js</text:p>
      <text:p text:style-name="P3">B) EduHtmlManager.js</text:p>
      <text:p text:style-name="P3"><text:span text:style-name="T6">C</text:span>) ModuleArchitectureManager.js</text:p>
      <text:p text:style-name="P16">D) OnHoldManagers:<text:span text:style-name="T3"/></text:p>
      <text:p text:style-name="P22"><text:span text:style-name="T6">1</text:span>) HardwarePageManager.js (on hold)</text:p>
      <text:p text:style-name="P22"><text:span text:style-name="T6">2</text:span>) TrainingNavEventHandler.js (on hold)</text:p>
      <text:p text:style-name="P22"><text:span text:style-name="T6">3</text:span>) CodesTabManager.js (on hold)</text:p>
      <text:p text:style-name="P22"/>
      <text:p text:style-name="P24">II) MainNavigation: (folder)</text:p>
      <text:p text:style-name="P25">A<text:span text:style-name="T2">) NavHandler.</text:span><text:span text:style-name="T4">js</text:span></text:p>
      <text:p text:style-name="P14"><text:span text:style-name="T4"><text:tab/></text:span><text:span text:style-name="T8">1</text:span>) <text:span text:style-name="T5">Purpose: </text:span>Handle all Navigation between:</text:p>
      <text:p text:style-name="P15">index.html, ceo.html, computer.html, engineering.html, mediaArts.html, <text:span text:style-name="T4">technician.html, architect.html</text:span></text:p>
      <text:p text:style-name="P17"><text:span text:style-name="T8">2</text:span>)</text:p>
      <text:p text:style-name="P20"><text:span text:style-name="T8">B</text:span>) PageHandler.<text:span text:style-name="T6">js</text:span></text:p>
      <text:p text:style-name="P24"/>
      <text:p text:style-name="P24"/>
      <text:p text:style-name="P4"/>
      <text:p text:style-name="P4">II <text:span text:style-name="T2">&amp; III</text:span>) <text:span text:style-name="T1">HtmlManager.js <text:s/>and <text:s/></text:span>HtmlManagerWithCeo.js</text:p>
      <text:p text:style-name="P5">A) JsonTableDataSet (JSON <text:span text:style-name="T1">D</text:span>ata)</text:p>
      <text:p text:style-name="P5">B) function eduTransitionHasEnded()</text:p>
      <text:p text:style-name="P5">C) PracticeTruthTableManager</text:p>
      <text:p text:style-name="P5">D) EduHtml_Manager</text:p>
      <text:p text:style-name="P5">E) CeoHTML_Manager</text:p>
      <text:p text:style-name="P5">F) TableManager</text:p>
      <text:p text:style-name="P5">G) CodesTabManager</text:p>
      <text:p text:style-name="P5">H) QuestionAnswerManager</text:p>
      <text:p text:style-name="P5"/>
      <text:p text:style-name="P7"/>
      <text:p text:style-name="P18"/>
      <text:p text:style-name="P8">V<text:span text:style-name="T6">I</text:span>) TableManagers</text:p>
      <text:p text:style-name="P9">A) PracticeTruthTableManager</text:p>
      <text:p text:style-name="P9">B) TableManager</text:p>
      <text:p text:style-name="P9">C) DataSheetTableManager</text:p>
      <text:p text:style-name="P9"><text:soft-page-break/>D) QuestionAnswerManager</text:p>
      <text:p text:style-name="P9"/>
      <text:p text:style-name="P10">VI) TableData: (folder)</text:p>
      <text:p text:style-name="P11">1) LS7400TableData</text:p>
      <text:p text:style-name="P11">2) LS7402TableData</text:p>
      <text:p text:style-name="P11">3) LS7404TableData</text:p>
      <text:p text:style-name="P11">4) LS7408TableData</text:p>
      <text:p text:style-name="P11">5) LS7432TableData</text:p>
      <text:p text:style-name="P11">6) LS7447TableData</text:p>
      <text:p text:style-name="P11">7) LS7486TableData</text:p>
      <text:p text:style-name="P11">8) LS74107TableData</text:p>
      <text:p text:style-name="P11">9) LS74138TableData</text:p>
      <text:p text:style-name="P11">10) LS74139TableData</text:p>
      <text:p text:style-name="P11">11) LS74157TableData</text:p>
      <text:p text:style-name="P11">12) LS74161TableData</text:p>
      <text:p text:style-name="P11">13) LS74173TableData</text:p>
      <text:p text:style-name="P11">14) LS74189TableData</text:p>
      <text:p text:style-name="P11">15) LS74245TableData</text:p>
      <text:p text:style-name="P11">16) LS74273TableData</text:p>
      <text:p text:style-name="P11">17) LS74283TableData</text:p>
      <text:p text:style-name="P7"/>
      <text:p text:style-name="P5"/>
      <text:p text:style-name="P6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14:46:15.689000000</meta:creation-date>
    <dc:date>2025-10-24T20:02:44.427000000</dc:date>
    <meta:editing-duration>PT5H1M29S</meta:editing-duration>
    <meta:editing-cycles>11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47" meta:word-count="118" meta:character-count="1133" meta:non-whitespace-character-count="1059"/>
  </office:meta>
</office:document-meta>
</file>